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7pt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4"/>
        </draw:rect>
        <draw:rect draw:style-name="gr1" draw:text-style-name="P1" draw:layer="layout" svg:width="2.682cm" svg:height="1cm" svg:x="6.818cm" svg:y="1.5cm">
          <text:p text:style-name="P4"/>
        </draw:rect>
        <draw:g>
          <draw:custom-shape draw:style-name="gr2" draw:text-style-name="P1" draw:layer="layout" svg:width="1.334cm" svg:height="1.2cm" svg:x="1.333cm" svg:y="1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4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4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4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4"/>
        </draw:line>
        <draw:line draw:style-name="gr1" draw:text-style-name="P1" draw:layer="layout" svg:x1="6.167cm" svg:y1="2cm" svg:x2="6.818cm" svg:y2="2cm">
          <text:p text:style-name="P4"/>
        </draw:line>
        <draw:line draw:style-name="gr1" draw:text-style-name="P1" draw:layer="layout" svg:x1="6.167cm" svg:y1="3.53cm" svg:x2="6.818cm" svg:y2="3.53cm">
          <text:p text:style-name="P4"/>
        </draw:line>
        <draw:line draw:style-name="gr1" draw:text-style-name="P1" draw:layer="layout" svg:x1="6.167cm" svg:y1="5.029cm" svg:x2="6.818cm" svg:y2="5.029cm">
          <text:p text:style-name="P4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4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4"/>
        </draw:line>
        <draw:line draw:style-name="gr1" draw:text-style-name="P1" draw:layer="layout" svg:x1="10.095cm" svg:y1="2.196cm" svg:x2="10.818cm" svg:y2="2cm">
          <text:p text:style-name="P4"/>
        </draw:line>
        <draw:line draw:style-name="gr1" draw:text-style-name="P1" draw:layer="layout" svg:x1="10.223cm" svg:y1="1.804cm" svg:x2="10.095cm" svg:y2="2.196cm">
          <text:p text:style-name="P4"/>
        </draw:line>
        <draw:line draw:style-name="gr1" draw:text-style-name="P1" draw:layer="layout" svg:x1="9.5cm" svg:y1="3.5cm" svg:x2="10.127cm" svg:y2="2.766cm">
          <text:p text:style-name="P4"/>
        </draw:line>
        <draw:line draw:style-name="gr1" draw:text-style-name="P1" draw:layer="layout" svg:x1="10.191cm" svg:y1="3.043cm" svg:x2="10.818cm" svg:y2="2.309cm">
          <text:p text:style-name="P4"/>
        </draw:line>
        <draw:line draw:style-name="gr1" draw:text-style-name="P1" draw:layer="layout" svg:x1="10.127cm" svg:y1="2.766cm" svg:x2="10.191cm" svg:y2="3.043cm">
          <text:p text:style-name="P4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4"/>
        </draw:rect>
        <draw:rect draw:style-name="gr1" draw:text-style-name="P1" draw:layer="layout" svg:width="2.682cm" svg:height="1cm" svg:x="6.818cm" svg:y="1.5cm">
          <text:p text:style-name="P4"/>
        </draw:rect>
        <draw:g>
          <draw:custom-shape draw:style-name="gr2" draw:text-style-name="P1" draw:layer="layout" svg:width="1.334cm" svg:height="1.2cm" svg:x="1.333cm" svg:y="1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4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4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4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4"/>
        </draw:line>
        <draw:line draw:style-name="gr1" draw:text-style-name="P1" draw:layer="layout" svg:x1="6.167cm" svg:y1="2cm" svg:x2="6.818cm" svg:y2="2cm">
          <text:p text:style-name="P4"/>
        </draw:line>
        <draw:line draw:style-name="gr1" draw:text-style-name="P1" draw:layer="layout" svg:x1="6.167cm" svg:y1="3.53cm" svg:x2="6.818cm" svg:y2="3.53cm">
          <text:p text:style-name="P4"/>
        </draw:line>
        <draw:line draw:style-name="gr1" draw:text-style-name="P1" draw:layer="layout" svg:x1="6.167cm" svg:y1="5.029cm" svg:x2="6.818cm" svg:y2="5.029cm">
          <text:p text:style-name="P4"/>
        </draw:line>
        <draw:rect draw:style-name="gr6" draw:text-style-name="P1" draw:layer="layout" svg:width="2.682cm" svg:height="1cm" svg:x="10.818cm" svg:y="1.5cm">
          <text:p text:style-name="P4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4"/>
        </draw:line>
        <draw:line draw:style-name="gr1" draw:text-style-name="P1" draw:layer="layout" svg:x1="10.095cm" svg:y1="2.196cm" svg:x2="10.818cm" svg:y2="2cm">
          <text:p text:style-name="P4"/>
        </draw:line>
        <draw:line draw:style-name="gr1" draw:text-style-name="P1" draw:layer="layout" svg:x1="10.223cm" svg:y1="1.804cm" svg:x2="10.095cm" svg:y2="2.196cm">
          <text:p text:style-name="P4"/>
        </draw:line>
        <draw:rect draw:style-name="gr6" draw:text-style-name="P1" draw:layer="layout" svg:width="2.682cm" svg:height="1cm" svg:x="11cm" svg:y="2cm">
          <text:p text:style-name="P4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4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4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4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4"/>
        </draw:line>
        <draw:line draw:style-name="gr1" draw:text-style-name="P1" draw:layer="layout" svg:x1="10.191cm" svg:y1="3.044cm" svg:x2="10.818cm" svg:y2="2.31cm">
          <text:p text:style-name="P4"/>
        </draw:line>
        <draw:line draw:style-name="gr1" draw:text-style-name="P1" draw:layer="layout" svg:x1="10.127cm" svg:y1="2.767cm" svg:x2="10.191cm" svg:y2="3.044cm">
          <text:p text:style-name="P4"/>
        </draw:line>
        <draw:rect draw:style-name="gr6" draw:text-style-name="P1" draw:layer="layout" svg:width="2.682cm" svg:height="1cm" svg:x="1.095cm" svg:y="4.125cm">
          <text:p text:style-name="P4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4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18.5cm" svg:height="15.5cm" svg:x="1cm" svg:y="1cm" draw:corner-radius="0.5cm">
          <text:p text:style-name="P4"/>
        </draw:rect>
        <draw:frame draw:style-name="gr5" draw:text-style-name="P5" draw:layer="layout" svg:width="5.303cm" svg:height="0.53cm" svg:x="1.06cm" svg:y="1cm">
          <draw:text-box>
            <text:p text:style-name="P4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4"/>
        </draw:rect>
        <draw:frame draw:style-name="gr5" draw:text-style-name="P5" draw:layer="layout" svg:width="0.743cm" svg:height="0.53cm" svg:x="1.532cm" svg:y="4cm">
          <draw:text-box>
            <text:p text:style-name="P4"><text:span text:style-name="T1">UI</text:span></text:p>
          </draw:text-box>
        </draw:frame>
        <draw:polygon draw:style-name="gr9" draw:text-style-name="P1" draw:id="id1" draw:layer="layout" svg:width="1.499cm" svg:height="0.629cm" svg:x="2.453cm" svg:y="4.709cm" svg:viewBox="0 0 1500 630" draw:points="0,0 1125,0 1500,315 1125,630 0,630 375,315">
          <text:p text:style-name="P4"/>
        </draw:polygon>
        <draw:rect draw:style-name="gr8" draw:text-style-name="P1" draw:layer="layout" svg:width="2cm" svg:height="2.5cm" svg:x="10.047cm" svg:y="4cm" draw:corner-radius="0.5cm">
          <text:p text:style-name="P4"/>
        </draw:rect>
        <draw:frame draw:style-name="gr5" draw:text-style-name="P5" draw:layer="layout" svg:width="2.018cm" svg:height="0.53cm" svg:x="10.11cm" svg:y="4cm">
          <draw:text-box>
            <text:p text:style-name="P4"><text:span text:style-name="T1">TravelCatalog</text:span></text:p>
          </draw:text-box>
        </draw:frame>
        <draw:polygon draw:style-name="gr10" draw:text-style-name="P1" draw:id="id6" draw:layer="layout" svg:width="1.401cm" svg:height="0.629cm" svg:x="9.5cm" svg:y="4.708cm" svg:viewBox="0 0 1402 630" draw:points="0,0 1052,0 1402,315 1052,630 0,630 351,315">
          <text:p text:style-name="P4"/>
        </draw:polygon>
        <draw:rect draw:style-name="gr8" draw:text-style-name="P1" draw:layer="layout" svg:width="2cm" svg:height="2.5cm" svg:x="10.192cm" svg:y="7cm" draw:corner-radius="0.5cm">
          <text:p text:style-name="P4"/>
        </draw:rect>
        <draw:frame draw:style-name="gr5" draw:text-style-name="P5" draw:layer="layout" svg:width="1.806cm" svg:height="0.53cm" svg:x="10.386cm" svg:y="7.102cm">
          <draw:text-box>
            <text:p text:style-name="P4"><text:span text:style-name="T1">TripBooking</text:span></text:p>
          </draw:text-box>
        </draw:frame>
        <draw:polygon draw:style-name="gr10" draw:text-style-name="P1" draw:id="id8" draw:layer="layout" svg:width="1.401cm" svg:height="0.629cm" svg:x="9.5cm" svg:y="7.857cm" svg:viewBox="0 0 1402 630" draw:points="0,0 1052,0 1402,315 1052,630 0,630 351,315">
          <text:p text:style-name="P4"/>
        </draw:polygon>
        <draw:connector draw:style-name="gr1" draw:text-style-name="P1" draw:layer="layout" draw:type="line" svg:x1="3.953cm" svg:y1="5.024cm" svg:x2="4.147cm" svg:y2="5.023cm" draw:start-shape="id1" draw:start-glue-point="1" draw:end-shape="id2" draw:end-glue-point="3">
          <text:p text:style-name="P4"/>
        </draw:connector>
        <draw:rect draw:style-name="gr8" draw:text-style-name="P1" draw:layer="layout" svg:width="2cm" svg:height="8cm" svg:x="4.694cm" svg:y="4cm" draw:corner-radius="0.5cm">
          <text:p text:style-name="P4"/>
        </draw:rect>
        <draw:frame draw:style-name="gr5" draw:text-style-name="P5" draw:layer="layout" svg:width="1.92cm" svg:height="0.809cm" svg:x="4.757cm" svg:y="4cm">
          <draw:text-box>
            <text:p text:style-name="P4"><text:span text:style-name="T1">TuscanySCA</text:span></text:p>
            <text:p text:style-name="P4"><text:span text:style-name="T1">Tours</text:span></text:p>
          </draw:text-box>
        </draw:frame>
        <draw:polygon draw:style-name="gr10" draw:text-style-name="P1" draw:id="id2" draw:layer="layout" svg:width="1.401cm" svg:height="0.629cm" svg:x="4.147cm" svg:y="4.708cm" svg:viewBox="0 0 1402 630" draw:points="0,0 1052,0 1402,315 1052,630 0,630 351,315">
          <text:p text:style-name="P4"/>
        </draw:polygon>
        <draw:polygon draw:style-name="gr9" draw:text-style-name="P1" draw:id="id5" draw:layer="layout" svg:width="1.499cm" svg:height="0.629cm" svg:x="5.894cm" svg:y="4.709cm" svg:viewBox="0 0 1500 630" draw:points="0,0 1125,0 1500,315 1125,630 0,630 375,315">
          <text:p text:style-name="P4"/>
        </draw:polygon>
        <draw:polygon draw:style-name="gr9" draw:text-style-name="P1" draw:id="id7" draw:layer="layout" svg:width="1.499cm" svg:height="0.629cm" svg:x="6cm" svg:y="7.87cm" svg:viewBox="0 0 1500 630" draw:points="0,0 1125,0 1500,315 1125,630 0,630 375,315">
          <text:p text:style-name="P4"/>
        </draw:polygon>
        <draw:polygon draw:style-name="gr9" draw:text-style-name="P1" draw:id="id3" draw:layer="layout" svg:width="1.499cm" svg:height="0.629cm" svg:x="6cm" svg:y="10.644cm" svg:viewBox="0 0 1500 630" draw:points="0,0 1125,0 1500,315 1125,630 0,630 375,315">
          <text:p text:style-name="P4"/>
        </draw:polygon>
        <draw:rect draw:style-name="gr8" draw:text-style-name="P1" draw:layer="layout" svg:width="2cm" svg:height="1.913cm" svg:x="10.047cm" svg:y="9.958cm" draw:corner-radius="0.5cm">
          <text:p text:style-name="P4"/>
        </draw:rect>
        <draw:frame draw:style-name="gr5" draw:text-style-name="P5" draw:layer="layout" svg:width="1.996cm" svg:height="0.53cm" svg:x="10.111cm" svg:y="9.958cm">
          <draw:text-box>
            <text:p text:style-name="P4"><text:span text:style-name="T1">ShoppingCart</text:span></text:p>
          </draw:text-box>
        </draw:frame>
        <draw:polygon draw:style-name="gr10" draw:text-style-name="P1" draw:id="id4" draw:layer="layout" svg:width="1.401cm" svg:height="0.629cm" svg:x="9.5cm" svg:y="10.666cm" svg:viewBox="0 0 1402 630" draw:points="0,0 1052,0 1402,315 1052,630 0,630 351,315">
          <text:p text:style-name="P4"/>
        </draw:polygon>
        <draw:connector draw:style-name="gr1" draw:text-style-name="P1" draw:layer="layout" draw:line-skew="-0.298cm" svg:x1="7.5cm" svg:y1="10.959cm" svg:x2="9.5cm" svg:y2="10.981cm" draw:start-shape="id3" draw:start-glue-point="1" draw:end-shape="id4" draw:end-glue-point="3">
          <text:p text:style-name="P4"/>
        </draw:connector>
        <draw:connector draw:style-name="gr1" draw:text-style-name="P1" draw:layer="layout" svg:x1="7.394cm" svg:y1="5.024cm" svg:x2="9.5cm" svg:y2="5.023cm" draw:start-shape="id5" draw:start-glue-point="1" draw:end-shape="id6" draw:end-glue-point="3">
          <text:p text:style-name="P4"/>
        </draw:connector>
        <draw:connector draw:style-name="gr1" draw:text-style-name="P1" draw:layer="layout" svg:x1="7.5cm" svg:y1="8.185cm" svg:x2="9.5cm" svg:y2="8.172cm" draw:start-shape="id7" draw:start-glue-point="1" draw:end-shape="id8">
          <text:p text:style-name="P4"/>
        </draw:connector>
      </draw:page>
      <draw:page draw:name="page4" draw:style-name="dp1" draw:master-page-name="Default">
        <office:forms form:automatic-focus="false" form:apply-design-mode="false"/>
        <draw:rect draw:style-name="gr7" draw:text-style-name="P1" draw:layer="layout" svg:width="18.5cm" svg:height="15.5cm" svg:x="1cm" svg:y="1cm" draw:corner-radius="0.5cm">
          <text:p text:style-name="P4"/>
        </draw:rect>
        <draw:frame draw:style-name="gr5" draw:text-style-name="P3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4"/>
        </draw:rect>
        <draw:frame draw:style-name="gr5" draw:text-style-name="P3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9" draw:layer="layout" svg:width="1.499cm" svg:height="0.629cm" svg:x="2.453cm" svg:y="4.709cm" svg:viewBox="0 0 1500 630" draw:points="0,0 1125,0 1500,315 1125,630 0,630 375,315">
          <text:p text:style-name="P4"/>
        </draw:polygon>
        <draw:rect draw:style-name="gr8" draw:text-style-name="P1" draw:layer="layout" svg:width="2cm" svg:height="6.017cm" svg:x="12.718cm" svg:y="2.483cm" draw:corner-radius="0.5cm">
          <text:p text:style-name="P4"/>
        </draw:rect>
        <draw:frame draw:style-name="gr5" draw:text-style-name="P3" draw:layer="layout" svg:width="2.018cm" svg:height="0.53cm" svg:x="12.781cm" svg:y="2.483cm">
          <draw:text-box>
            <text:p text:style-name="P2"><text:span text:style-name="T1">TravelCatalog</text:span></text:p>
          </draw:text-box>
        </draw:frame>
        <draw:polygon draw:style-name="gr10" draw:text-style-name="P1" draw:id="id28" draw:layer="layout" svg:width="1.401cm" svg:height="0.629cm" svg:x="12.171cm" svg:y="3.191cm" svg:viewBox="0 0 1402 630" draw:points="0,0 1052,0 1402,315 1052,630 0,630 351,315">
          <text:p text:style-name="P4"/>
        </draw:polygon>
        <draw:rect draw:style-name="gr8" draw:text-style-name="P1" draw:layer="layout" svg:width="2cm" svg:height="1.913cm" svg:x="16.784cm" svg:y="1.213cm" draw:corner-radius="0.5cm">
          <text:p text:style-name="P4"/>
        </draw:rect>
        <draw:frame draw:style-name="gr5" draw:text-style-name="P3" draw:layer="layout" svg:width="1.484cm" svg:height="0.809cm" svg:x="17.248cm" svg:y="1.213cm">
          <draw:text-box>
            <text:p text:style-name="P2"><text:span text:style-name="T1">US Hotel</text:span></text:p>
            <text:p text:style-name="P2"><text:span text:style-name="T1">Partner</text:span></text:p>
          </draw:text-box>
        </draw:frame>
        <draw:polygon draw:style-name="gr10" draw:text-style-name="P1" draw:id="id12" draw:layer="layout" svg:width="1.401cm" svg:height="0.629cm" svg:x="16.237cm" svg:y="1.921cm" svg:viewBox="0 0 1402 630" draw:points="0,0 1052,0 1402,315 1052,630 0,630 351,315">
          <text:p text:style-name="P4"/>
        </draw:polygon>
        <draw:rect draw:style-name="gr8" draw:text-style-name="P1" draw:layer="layout" svg:width="2cm" svg:height="1.913cm" svg:x="16.678cm" svg:y="3.332cm" draw:corner-radius="0.5cm">
          <text:p text:style-name="P4"/>
        </draw:rect>
        <draw:frame draw:style-name="gr5" draw:text-style-name="P3" draw:layer="layout" svg:width="1.484cm" svg:height="0.809cm" svg:x="17.142cm" svg:y="3.332cm">
          <draw:text-box>
            <text:p text:style-name="P2"><text:span text:style-name="T1">EU Hotel</text:span></text:p>
            <text:p text:style-name="P2"><text:span text:style-name="T1">Partner</text:span></text:p>
          </draw:text-box>
        </draw:frame>
        <draw:polygon draw:style-name="gr10" draw:text-style-name="P1" draw:id="id14" draw:layer="layout" svg:width="1.401cm" svg:height="0.629cm" svg:x="16.131cm" svg:y="4.04cm" svg:viewBox="0 0 1402 630" draw:points="0,0 1052,0 1402,315 1052,630 0,630 351,315">
          <text:p text:style-name="P4"/>
        </draw:polygon>
        <draw:rect draw:style-name="gr8" draw:text-style-name="P1" draw:layer="layout" svg:width="2cm" svg:height="1.913cm" svg:x="13.123cm" svg:y="11.587cm" draw:corner-radius="0.5cm">
          <text:p text:style-name="P4"/>
        </draw:rect>
        <draw:frame draw:style-name="gr5" draw:text-style-name="P3" draw:layer="layout" svg:width="1.463cm" svg:height="0.53cm" svg:x="13.587cm" svg:y="11.587cm">
          <draw:text-box>
            <text:p text:style-name="P2"><text:span text:style-name="T1">Payment</text:span></text:p>
          </draw:text-box>
        </draw:frame>
        <draw:polygon draw:style-name="gr10" draw:text-style-name="P1" draw:id="id20" draw:layer="layout" svg:width="1.401cm" svg:height="0.629cm" svg:x="12.576cm" svg:y="12.295cm" svg:viewBox="0 0 1402 630" draw:points="0,0 1052,0 1402,315 1052,630 0,630 351,315">
          <text:p text:style-name="P4"/>
        </draw:polygon>
        <draw:polygon draw:style-name="gr9" draw:text-style-name="P1" draw:layer="layout" svg:width="1.499cm" svg:height="0.629cm" svg:x="14.356cm" svg:y="12.297cm" svg:viewBox="0 0 1500 630" draw:points="0,0 1125,0 1500,315 1125,630 0,630 375,315">
          <text:p text:style-name="P4"/>
        </draw:polygon>
        <draw:polygon draw:style-name="gr9" draw:text-style-name="P1" draw:id="id11" draw:layer="layout" svg:width="1.499cm" svg:height="0.629cm" svg:x="13.918cm" svg:y="3.165cm" svg:viewBox="0 0 1500 630" draw:points="0,0 1125,0 1500,315 1125,630 0,630 375,315">
          <text:p text:style-name="P4"/>
        </draw:polygon>
        <draw:polygon draw:style-name="gr9" draw:text-style-name="P1" draw:id="id13" draw:layer="layout" svg:width="1.499cm" svg:height="0.629cm" svg:x="14cm" svg:y="4cm" svg:viewBox="0 0 1500 630" draw:points="0,0 1125,0 1500,315 1125,630 0,630 375,315">
          <text:p text:style-name="P4"/>
        </draw:polygon>
        <draw:polygon draw:style-name="gr9" draw:text-style-name="P1" draw:id="id15" draw:layer="layout" svg:width="1.499cm" svg:height="0.629cm" svg:x="14cm" svg:y="4.87cm" svg:viewBox="0 0 1500 630" draw:points="0,0 1125,0 1500,315 1125,630 0,630 375,315">
          <text:p text:style-name="P4"/>
        </draw:polygon>
        <draw:rect draw:style-name="gr8" draw:text-style-name="P1" draw:layer="layout" svg:width="2cm" svg:height="3.5cm" svg:x="9.192cm" svg:y="9.5cm" draw:corner-radius="0.5cm">
          <text:p text:style-name="P4"/>
        </draw:rect>
        <draw:frame draw:style-name="gr5" draw:text-style-name="P3" draw:layer="layout" svg:width="1.806cm" svg:height="0.53cm" svg:x="9.386cm" svg:y="9.602cm">
          <draw:text-box>
            <text:p text:style-name="P2"><text:span text:style-name="T1">TripBooking</text:span></text:p>
          </draw:text-box>
        </draw:frame>
        <draw:rect draw:style-name="gr8" draw:text-style-name="P1" draw:layer="layout" svg:width="2cm" svg:height="1.913cm" svg:x="16.631cm" svg:y="5.436cm" draw:corner-radius="0.5cm">
          <text:p text:style-name="P4"/>
        </draw:rect>
        <draw:frame draw:style-name="gr5" draw:text-style-name="P3" draw:layer="layout" svg:width="1.51cm" svg:height="0.809cm" svg:x="17.095cm" svg:y="5.436cm">
          <draw:text-box>
            <text:p text:style-name="P2"><text:span text:style-name="T1">US Flight</text:span></text:p>
            <text:p text:style-name="P2"><text:span text:style-name="T1">Partner</text:span></text:p>
          </draw:text-box>
        </draw:frame>
        <draw:polygon draw:style-name="gr10" draw:text-style-name="P1" draw:id="id16" draw:layer="layout" svg:width="1.401cm" svg:height="0.629cm" svg:x="16.084cm" svg:y="6.144cm" svg:viewBox="0 0 1402 630" draw:points="0,0 1052,0 1402,315 1052,630 0,630 351,315">
          <text:p text:style-name="P4"/>
        </draw:polygon>
        <draw:rect draw:style-name="gr8" draw:text-style-name="P1" draw:layer="layout" svg:width="2cm" svg:height="1.913cm" svg:x="16.547cm" svg:y="7.587cm" draw:corner-radius="0.5cm">
          <text:p text:style-name="P4"/>
        </draw:rect>
        <draw:frame draw:style-name="gr5" draw:text-style-name="P3" draw:layer="layout" svg:width="1.306cm" svg:height="0.809cm" svg:x="17.011cm" svg:y="7.587cm">
          <draw:text-box>
            <text:p text:style-name="P2"><text:span text:style-name="T1">US Car</text:span></text:p>
            <text:p text:style-name="P2"><text:span text:style-name="T1">Partner</text:span></text:p>
          </draw:text-box>
        </draw:frame>
        <draw:polygon draw:style-name="gr10" draw:text-style-name="P1" draw:id="id18" draw:layer="layout" svg:width="1.401cm" svg:height="0.629cm" svg:x="16cm" svg:y="8.295cm" svg:viewBox="0 0 1402 630" draw:points="0,0 1052,0 1402,315 1052,630 0,630 351,315">
          <text:p text:style-name="P4"/>
        </draw:polygon>
        <draw:custom-shape draw:style-name="gr2" draw:text-style-name="P1" draw:id="id21" draw:layer="layout" svg:width="1.5cm" svg:height="1cm" svg:x="12.716cm" svg:y="14.168cm"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10" draw:text-style-name="P1" draw:id="id30" draw:layer="layout" svg:width="1.401cm" svg:height="0.629cm" svg:x="8.5cm" svg:y="10.357cm" svg:viewBox="0 0 1402 630" draw:points="0,0 1052,0 1402,315 1052,630 0,630 351,315">
          <text:p text:style-name="P4"/>
        </draw:polygon>
        <draw:polygon draw:style-name="gr9" draw:text-style-name="P1" draw:id="id23" draw:layer="layout" svg:width="1.499cm" svg:height="0.629cm" svg:x="10.5cm" svg:y="10cm" svg:viewBox="0 0 1500 630" draw:points="0,0 1125,0 1500,315 1125,630 0,630 375,315">
          <text:p text:style-name="P4"/>
        </draw:polygon>
        <draw:polygon draw:style-name="gr9" draw:text-style-name="P1" draw:id="id19" draw:layer="layout" svg:width="1.499cm" svg:height="0.629cm" svg:x="10.5cm" svg:y="11.87cm" svg:viewBox="0 0 1500 630" draw:points="0,0 1125,0 1500,315 1125,630 0,630 375,315">
          <text:p text:style-name="P4"/>
        </draw:polygon>
        <draw:line draw:style-name="gr1" draw:text-style-name="P1" draw:layer="layout" svg:x1="15.856cm" svg:y1="12.612cm" svg:x2="17.856cm" svg:y2="12.112cm">
          <text:p text:style-name="P4"/>
        </draw:line>
        <draw:line draw:style-name="gr1" draw:text-style-name="P1" draw:layer="layout" svg:x1="17.856cm" svg:y1="12.126cm" svg:x2="17.263cm" svg:y2="12.612cm">
          <text:p text:style-name="P4"/>
        </draw:line>
        <draw:line draw:style-name="gr1" draw:text-style-name="P1" draw:layer="layout" svg:x1="17.263cm" svg:y1="12.612cm" svg:x2="19cm" svg:y2="12.042cm">
          <text:p text:style-name="P4"/>
        </draw:line>
        <draw:connector draw:style-name="gr1" draw:text-style-name="P1" draw:layer="layout" draw:type="line" svg:x1="3.953cm" svg:y1="5.024cm" svg:x2="4.147cm" svg:y2="5.023cm" draw:start-shape="id9" draw:start-glue-point="1" draw:end-shape="id10" draw:end-glue-point="3">
          <text:p text:style-name="P4"/>
        </draw:connector>
        <draw:connector draw:style-name="gr1" draw:text-style-name="P1" draw:layer="layout" draw:type="line" svg:x1="15.418cm" svg:y1="3.48cm" svg:x2="16.237cm" svg:y2="2.236cm" draw:start-shape="id11" draw:start-glue-point="1" draw:end-shape="id12">
          <text:p text:style-name="P4"/>
        </draw:connector>
        <draw:connector draw:style-name="gr1" draw:text-style-name="P1" draw:layer="layout" draw:type="line" svg:x1="15.5cm" svg:y1="4.315cm" svg:x2="16.131cm" svg:y2="4.355cm" draw:start-shape="id13" draw:start-glue-point="1" draw:end-shape="id14">
          <text:p text:style-name="P4"/>
        </draw:connector>
        <draw:connector draw:style-name="gr1" draw:text-style-name="P1" draw:layer="layout" draw:type="line" svg:x1="15.5cm" svg:y1="5.185cm" svg:x2="16.084cm" svg:y2="6.459cm" draw:start-shape="id15" draw:start-glue-point="1" draw:end-shape="id16" draw:end-glue-point="3">
          <text:p text:style-name="P4"/>
        </draw:connector>
        <draw:connector draw:style-name="gr1" draw:text-style-name="P1" draw:layer="layout" draw:type="line" svg:x1="15.5cm" svg:y1="6.185cm" svg:x2="16cm" svg:y2="8.61cm" draw:start-shape="id17" draw:start-glue-point="1" draw:end-shape="id18" draw:end-glue-point="3">
          <text:p text:style-name="P4"/>
        </draw:connector>
        <draw:connector draw:style-name="gr1" draw:text-style-name="P1" draw:layer="layout" draw:type="line" svg:x1="12cm" svg:y1="12.185cm" svg:x2="12.576cm" svg:y2="12.61cm" draw:start-shape="id19" draw:start-glue-point="1" draw:end-shape="id20">
          <text:p text:style-name="P4"/>
        </draw:connector>
        <draw:connector draw:style-name="gr1" draw:text-style-name="P1" draw:layer="layout" draw:type="line" svg:x1="12.716cm" svg:y1="14.667cm" svg:x2="11.047cm" svg:y2="14.543cm" draw:start-shape="id21" draw:start-glue-point="6" draw:end-shape="id22" draw:end-glue-point="1">
          <text:p text:style-name="P4"/>
        </draw:connector>
        <draw:polygon draw:style-name="gr9" draw:text-style-name="P1" draw:id="id17" draw:layer="layout" svg:width="1.499cm" svg:height="0.629cm" svg:x="14cm" svg:y="5.87cm" svg:viewBox="0 0 1500 630" draw:points="0,0 1125,0 1500,315 1125,630 0,630 375,315">
          <text:p text:style-name="P4"/>
        </draw:polygon>
        <draw:rect draw:style-name="gr8" draw:text-style-name="P1" draw:layer="layout" svg:width="2cm" svg:height="6.73cm" svg:x="4.694cm" svg:y="4cm" draw:corner-radius="0.5cm">
          <text:p text:style-name="P4"/>
        </draw:rect>
        <draw:frame draw:style-name="gr5" draw:text-style-name="P3" draw:layer="layout" svg:width="1.92cm" svg:height="0.809cm" svg:x="4.757cm" svg:y="4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polygon draw:style-name="gr10" draw:text-style-name="P1" draw:id="id10" draw:layer="layout" svg:width="1.401cm" svg:height="0.629cm" svg:x="4.147cm" svg:y="4.708cm" svg:viewBox="0 0 1402 630" draw:points="0,0 1052,0 1402,315 1052,630 0,630 351,315">
          <text:p text:style-name="P4"/>
        </draw:polygon>
        <draw:polygon draw:style-name="gr9" draw:text-style-name="P1" draw:id="id27" draw:layer="layout" svg:width="1.499cm" svg:height="0.629cm" svg:x="5.894cm" svg:y="4.709cm" svg:viewBox="0 0 1500 630" draw:points="0,0 1125,0 1500,315 1125,630 0,630 375,315">
          <text:p text:style-name="P4"/>
        </draw:polygon>
        <draw:polygon draw:style-name="gr9" draw:text-style-name="P1" draw:id="id29" draw:layer="layout" svg:width="1.499cm" svg:height="0.629cm" svg:x="6cm" svg:y="7.37cm" svg:viewBox="0 0 1500 630" draw:points="0,0 1125,0 1500,315 1125,630 0,630 375,315">
          <text:p text:style-name="P4"/>
        </draw:polygon>
        <draw:polygon draw:style-name="gr9" draw:text-style-name="P1" draw:id="id25" draw:layer="layout" svg:width="1.499cm" svg:height="0.629cm" svg:x="5.894cm" svg:y="9.685cm" svg:viewBox="0 0 1500 630" draw:points="0,0 1125,0 1500,315 1125,630 0,630 375,315">
          <text:p text:style-name="P4"/>
        </draw:polygon>
        <draw:polygon draw:style-name="gr10" draw:text-style-name="P1" draw:id="id24" draw:layer="layout" svg:width="1.401cm" svg:height="0.629cm" svg:x="12cm" svg:y="6.713cm" svg:viewBox="0 0 1402 630" draw:points="0,0 1052,0 1402,315 1052,630 0,630 351,315">
          <text:p text:style-name="P4"/>
        </draw:polygon>
        <draw:connector draw:style-name="gr1" draw:text-style-name="P1" draw:layer="layout" svg:x1="12cm" svg:y1="10.315cm" svg:x2="12cm" svg:y2="7.028cm" draw:start-shape="id23" draw:start-glue-point="1" draw:end-shape="id24" draw:end-glue-point="3">
          <text:p text:style-name="P4"/>
        </draw:connector>
        <draw:rect draw:style-name="gr8" draw:text-style-name="P1" draw:id="id22" draw:layer="layout" svg:width="2cm" svg:height="1.913cm" svg:x="9.047cm" svg:y="13.587cm" draw:corner-radius="0.5cm">
          <text:p text:style-name="P4"/>
        </draw:rect>
        <draw:frame draw:style-name="gr5" draw:text-style-name="P3" draw:layer="layout" svg:width="1.996cm" svg:height="0.53cm" svg:x="9.111cm" svg:y="13.587cm">
          <draw:text-box>
            <text:p text:style-name="P2"><text:span text:style-name="T1">ShoppingCart</text:span></text:p>
          </draw:text-box>
        </draw:frame>
        <draw:polygon draw:style-name="gr10" draw:text-style-name="P1" draw:id="id26" draw:layer="layout" svg:width="1.401cm" svg:height="0.629cm" svg:x="8.5cm" svg:y="14.295cm" svg:viewBox="0 0 1402 630" draw:points="0,0 1052,0 1402,315 1052,630 0,630 351,315">
          <text:p text:style-name="P4"/>
        </draw:polygon>
        <draw:connector draw:style-name="gr1" draw:text-style-name="P1" draw:layer="layout" draw:line-skew="-0.298cm" svg:x1="7.394cm" svg:y1="10cm" svg:x2="8.5cm" svg:y2="14.61cm" draw:start-shape="id25" draw:start-glue-point="1" draw:end-shape="id26" draw:end-glue-point="3">
          <text:p text:style-name="P4"/>
        </draw:connector>
        <draw:connector draw:style-name="gr1" draw:text-style-name="P1" draw:layer="layout" svg:x1="7.394cm" svg:y1="5.024cm" svg:x2="12.171cm" svg:y2="3.506cm" draw:start-shape="id27" draw:start-glue-point="1" draw:end-shape="id28" draw:end-glue-point="3">
          <text:p text:style-name="P4"/>
        </draw:connector>
        <draw:connector draw:style-name="gr1" draw:text-style-name="P1" draw:layer="layout" svg:x1="7.5cm" svg:y1="7.685cm" svg:x2="8.5cm" svg:y2="10.672cm" draw:start-shape="id29" draw:start-glue-point="1" draw:end-shape="id30">
          <text:p text:style-name="P4"/>
        </draw:connector>
        <draw:rect draw:style-name="gr8" draw:text-style-name="P1" draw:layer="layout" svg:width="2cm" svg:height="1.913cm" svg:x="16.65cm" svg:y="9.883cm" draw:corner-radius="0.5cm">
          <text:p text:style-name="P4"/>
        </draw:rect>
        <draw:frame draw:style-name="gr5" draw:text-style-name="P3" draw:layer="layout" svg:width="1.573cm" svg:height="0.809cm" svg:x="17.114cm" svg:y="9.883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32" draw:layer="layout" svg:width="1.401cm" svg:height="0.629cm" svg:x="16.103cm" svg:y="10.591cm" svg:viewBox="0 0 1402 630" draw:points="0,0 1052,0 1402,315 1052,630 0,630 351,315">
          <text:p text:style-name="P4"/>
        </draw:polygon>
        <draw:polygon draw:style-name="gr9" draw:text-style-name="P1" draw:id="id31" draw:layer="layout" svg:width="1.499cm" svg:height="0.629cm" svg:x="14cm" svg:y="7cm" svg:viewBox="0 0 1500 630" draw:points="0,0 1125,0 1500,315 1125,630 0,630 375,315">
          <text:p text:style-name="P4"/>
        </draw:polygon>
        <draw:connector draw:style-name="gr1" draw:text-style-name="P1" draw:layer="layout" draw:type="line" svg:x1="15.5cm" svg:y1="7.315cm" svg:x2="16.103cm" svg:y2="10.906cm" draw:start-shape="id31" draw:start-glue-point="1" draw:end-shape="id32" draw:end-glue-point="3">
          <text:p text:style-name="P4"/>
        </draw:connector>
        <draw:connector draw:style-name="gr1" draw:text-style-name="P1" draw:layer="layout" draw:type="line" svg:x1="12cm" svg:y1="11.221cm" svg:x2="16.103cm" svg:y2="10.906cm" draw:start-shape="id33" draw:start-glue-point="1" draw:end-shape="id32" draw:end-glue-point="3">
          <text:p text:style-name="P4"/>
        </draw:connector>
        <draw:polygon draw:style-name="gr9" draw:text-style-name="P1" draw:id="id33" draw:layer="layout" svg:width="1.499cm" svg:height="0.629cm" svg:x="10.5cm" svg:y="10.906cm" svg:viewBox="0 0 1500 630" draw:points="0,0 1125,0 1500,315 1125,630 0,630 375,315">
          <text:p text:style-name="P4"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10-08T15:09:57</dc:date>
    <meta:editing-cycles>38</meta:editing-cycles>
    <meta:editing-duration>P1DT3H36M18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